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70190737470262016"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Sucker Punch</text:p>
                  <text:list>
                    <text:list-item>
                      <text:p text:style-name="P1">The brawler</text:p>
                    </text:list-item>
                    <text:list-item>
                      <text:p text:style-name="P1">The apprentice</text:p>
                    </text:list-item>
                    <text:list-item>
                      <text:p text:style-name="P1">the bartender</text:p>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Sucker Punch to let you in for free. You only get one chance, though.</text:p>
                    </text:list-item>
                  </text:list>
                </text:list-item>
                <text:list-item>
                  <text:p text:style-name="P1">Take a Kanedos style martial arts class</text:p>
                  <text:list>
                    <text:list-item>
                      <text:p text:style-name="P1"><text:soft-page-break/>Talk to the apprentice</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Go to the library?</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Leave flowers for him at his father's grave on AliNada,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We always went to the beach as a family. There was a particular beach on Capricorn, where we lived, that we frequented. I remember sitting in the sand <text:soft-page-break/>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
                <text:list-item>
                  <text:p text:style-name="P1">When Andy went off to college, I went into a bit of a fighting television kick. I watched a lot of martial arts movies, and every Friday night, I'd tune into the Mercury Fighting Pits. They'd broadcast the fights live, and I always loved it. I knew it was fake, and I knew that it was a silly thing to watch, but I enjoyed it anyway. I loved the drama involved, but I especially loved watching the crowd. The crowds were always so enthusiastic, and fully invested in the moment. It was just the same live as it had been on the television. People walked around <text:soft-page-break/>the Kanedome in full paint, sporting the warrior of their choice. The fights I saw that day were good, but the audience made the experience even better. It took an hour or so, but after that, I let loose and joined them. I screamed for my favorite warrior, the Face Masher. I wish I had gotten over my pride and indulged in this guilty pleasure much earlier. It was one of the most enjoyable nights of my life. </text:p>
                </text:list-item>
              </text:list>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item>
            <text:list-item>
              <text:p text:style-name="P1">visit the galaxy's largest library on tyrianne</text:p>
            </text:list-item>
            <text:list-item>
              <text:p text:style-name="P1">buy a sunstone</text:p>
              <text:list>
                <text:list-item>
                  <text:p text:style-name="P1">Sunstones are said to bring a happy life, but that's what I've been living for 80 years. As with everyone, I have had my bad days alongside the good, but the people in my life have made it really something to behold. I've had such incredible opportunities, and each year is an adventure in itself. In honor of the 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
                <text:list-item>
                  <text:p text:style-name="P1">I stepped into the room and saw the intricate wooden table, with its fantastical philosophers surrounding it. It wasn't for any particular reason that I wanted to see them. I've always loved ethics and philosophy, and when I learned of the philosophers on Tyrianne, I wanted to see them. I wanted to hear the words <text:soft-page-break/>they had to say, and take something out of it that would expand my mind and give me even more closure in my life. Seeing them was so sacred and so beautiful that I wish not to talk about it. Any words I may say about them will only dwarf their beauty and wisdom. I will never be able to express my experience at the magnitude that it happened.</text:p>
                </text:list-item>
              </text:list>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I remember when my father died. I remember saying goodbye to him in the hospital, and I remember watching the life drain from his eyes. During the days before his departure, I kept reading about ways to extend life. Every article 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water, I closed my eyes and thought about my father, and how much I missed him. I missed all my family members that had passed. I fell asleep in the 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ext:soft-page-break/>the solar system, just for him. As I looked over Kaprika, I felt proud. I knew Andy would've been too. </text:p>
                </text:list-item>
              </text:list>
            </text:list-item>
            <text:list-item>
              <text:p text:style-name="P1">visit brother's grave on alinada</text:p>
              <text:list>
                <text:list-item>
                  <text:p text:style-name="P1">I walked up to the grave of my brother. The marble slab bore his name and dates, and was accompanied by a skilled etching of him. They had chosen the 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3</meta:editing-cycles>
    <meta:creation-date>2015-08-11T14:17:00</meta:creation-date>
    <dc:date>2015-08-27T11:45:28.70</dc:date>
    <meta:editing-duration>P6DT2H36M49S</meta:editing-duration>
    <meta:generator>OpenOffice/4.1.1$Win32 OpenOffice.org_project/411m6$Build-9775</meta:generator>
    <meta:document-statistic meta:table-count="0" meta:image-count="0" meta:object-count="0" meta:page-count="8" meta:paragraph-count="105" meta:word-count="2415" meta:character-count="128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